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3e90d" officeooo:paragraph-rsid="0013e90d"/>
    </style:style>
    <style:style style:name="T1" style:family="text">
      <style:text-properties officeooo:rsid="00159606"/>
    </style:style>
    <style:style style:name="T2" style:family="text">
      <style:text-properties officeooo:rsid="0016dfc4"/>
    </style:style>
    <style:style style:name="T3" style:family="text">
      <style:text-properties officeooo:rsid="00187d5e"/>
    </style:style>
    <style:style style:name="T4" style:family="text">
      <style:text-properties officeooo:rsid="00199009"/>
    </style:style>
    <style:style style:name="T5" style:family="text">
      <style:text-properties officeooo:rsid="001a02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<text:span text:style-name="T1">7</text:span>/<text:span text:style-name="T5">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26T20:19:55.555000000</dc:date>
    <meta:editing-duration>P1DT1H45M10S</meta:editing-duration>
    <meta:editing-cycles>17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4" meta:non-whitespace-character-count="35"/>
  </office:meta>
</office:document-meta>
</file>